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b3b3b3" draw:textarea-horizontal-align="center" draw:textarea-vertical-align="middle" draw:shadow="hidden" draw:shadow-offset-x="0.102cm" draw:shadow-offset-y="0.102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T1" style:family="text">
      <style:text-properties fo:font-size="14pt"/>
    </style:style>
    <style:style style:name="T2" style:family="text">
      <style:text-properties style:text-position="sub 58%" fo:font-size="1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id="id8" draw:layer="layout" svg:width="2.568cm" svg:height="1.545cm" svg:x="16.5cm" svg:y="15.725cm">
          <text:p text:style-name="P1"><text:span text:style-name="T1">XMLVM</text:span><text:span text:style-name="T2">CLR</text:span></text:p>
        </draw:rect>
        <draw:rect draw:style-name="gr1" draw:text-style-name="P2" draw:id="id10" draw:layer="layout" svg:width="2.568cm" svg:height="1.545cm" svg:x="16.513cm" svg:y="18.994cm">
          <text:p text:style-name="P1"><text:span text:style-name="T1">.NET</text:span></text:p>
          <text:p text:style-name="P1"><text:span text:style-name="T1">.exe file</text:span></text:p>
        </draw:rect>
        <draw:rect draw:style-name="gr1" draw:text-style-name="P2" draw:id="id9" draw:layer="layout" svg:width="2.568cm" svg:height="1.545cm" svg:x="19.733cm" svg:y="15.713cm">
          <text:p text:style-name="P1"><text:span text:style-name="T1">Java</text:span></text:p>
          <text:p text:style-name="P1"><text:span text:style-name="T1">.class file</text:span></text:p>
        </draw:rect>
        <draw:rect draw:style-name="gr1" draw:text-style-name="P2" draw:id="id1" draw:layer="layout" svg:width="2.568cm" svg:height="1.545cm" svg:x="16.508cm" svg:y="10.229cm">
          <text:p text:style-name="P1"><text:span text:style-name="T1">Java</text:span><text:span text:style-name="T1"><text:line-break/></text:span><text:span text:style-name="T1">.class file</text:span></text:p>
        </draw:rect>
        <draw:connector draw:style-name="gr2" draw:text-style-name="P3" draw:layer="layout" draw:type="line" svg:x1="17.792cm" svg:y1="11.774cm" svg:x2="17.791cm" svg:y2="12.969cm" draw:start-shape="id1" draw:start-glue-point="2" draw:end-shape="id2" draw:end-glue-point="0" svg:d="m17792 11774-1 1195">
          <text:p/>
        </draw:connector>
        <draw:rect draw:style-name="gr1" draw:text-style-name="P2" draw:id="id3" draw:layer="layout" svg:width="2.568cm" svg:height="1.545cm" svg:x="12.607cm" svg:y="4.633cm">
          <text:p text:style-name="P1"><text:span text:style-name="T1">.NET</text:span></text:p>
          <text:p text:style-name="P1"><text:span text:style-name="T1">.exe file</text:span></text:p>
        </draw:rect>
        <draw:rect draw:style-name="gr1" draw:text-style-name="P2" draw:id="id4" draw:layer="layout" svg:width="2.568cm" svg:height="1.545cm" svg:x="12.605cm" svg:y="7.262cm">
          <text:p text:style-name="P1"><text:span text:style-name="T1">XMLVM</text:span><text:span text:style-name="T2">CLR</text:span></text:p>
        </draw:rect>
        <draw:connector draw:style-name="gr2" draw:text-style-name="P3" draw:layer="layout" draw:type="lines" svg:x1="13.891cm" svg:y1="6.178cm" svg:x2="13.889cm" svg:y2="7.262cm" draw:start-shape="id3" draw:start-glue-point="2" draw:end-shape="id4" draw:end-glue-point="0" svg:d="m13891 6178v500l-2 84v500">
          <text:p/>
        </draw:connector>
        <draw:rect draw:style-name="gr1" draw:text-style-name="P2" draw:id="id6" draw:layer="layout" svg:width="2.568cm" svg:height="1.545cm" svg:x="12.607cm" svg:y="1.871cm">
          <text:p text:style-name="P1"><text:span text:style-name="T1">C#, VB, ...</text:span></text:p>
        </draw:rect>
        <draw:rect draw:style-name="gr1" draw:text-style-name="P2" draw:id="id5" draw:layer="layout" svg:width="2.568cm" svg:height="1.545cm" svg:x="16.509cm" svg:y="7.233cm">
          <text:p text:style-name="P1"><text:span text:style-name="T1">Java</text:span></text:p>
        </draw:rect>
        <draw:connector draw:style-name="gr2" draw:text-style-name="P3" draw:layer="layout" draw:type="line" svg:x1="17.793cm" svg:y1="8.778cm" svg:x2="17.792cm" svg:y2="10.229cm" draw:start-shape="id5" draw:start-glue-point="2" draw:end-shape="id1" draw:end-glue-point="0" svg:d="m17793 8778-1 1451">
          <text:p/>
        </draw:connector>
        <draw:connector draw:style-name="gr2" draw:text-style-name="P3" draw:layer="layout" draw:type="line" svg:x1="13.891cm" svg:y1="3.416cm" svg:x2="13.891cm" svg:y2="4.633cm" draw:start-shape="id6" draw:start-glue-point="2" draw:end-shape="id3" draw:end-glue-point="0" svg:d="m13891 3416v1217">
          <text:p/>
        </draw:connector>
        <draw:line draw:style-name="gr2" draw:text-style-name="P3" draw:layer="layout" svg:x1="15.178cm" svg:y1="11.761cm" svg:x2="16.502cm" svg:y2="12.985cm">
          <text:p/>
        </draw:line>
        <draw:rect draw:style-name="gr1" draw:text-style-name="P2" draw:id="id7" draw:layer="layout" svg:width="2.571cm" svg:height="1.545cm" svg:x="12.607cm" svg:y="10.205cm">
          <text:p text:style-name="P1"><text:span text:style-name="T1">XMLVM</text:span><text:span text:style-name="T2">DFA</text:span></text:p>
        </draw:rect>
        <draw:connector draw:style-name="gr2" draw:text-style-name="P3" draw:layer="layout" svg:x1="13.889cm" svg:y1="8.807cm" svg:x2="13.892cm" svg:y2="10.205cm" draw:start-shape="id4" draw:start-glue-point="2" draw:end-shape="id7" draw:end-glue-point="0" svg:d="m13889 8807v699h3v699">
          <text:p/>
        </draw:connector>
        <draw:rect draw:style-name="gr1" draw:text-style-name="P2" draw:id="id2" draw:layer="layout" svg:width="2.568cm" svg:height="1.545cm" svg:x="16.507cm" svg:y="12.969cm">
          <text:p text:style-name="P1"><text:span text:style-name="T1">XMLVM</text:span><text:span text:style-name="T2">JVM</text:span></text:p>
        </draw:rect>
        <draw:connector draw:style-name="gr2" draw:text-style-name="P3" draw:layer="layout" svg:x1="17.791cm" svg:y1="14.514cm" svg:x2="17.784cm" svg:y2="15.725cm" draw:start-shape="id2" draw:start-glue-point="2" draw:end-shape="id8" draw:end-glue-point="0" svg:d="m17791 14514v606h-7v605">
          <text:p/>
        </draw:connector>
        <draw:connector draw:style-name="gr2" draw:text-style-name="P3" draw:id="id15" draw:layer="layout" draw:line-skew="-0.166cm" svg:x1="17.791cm" svg:y1="14.514cm" svg:x2="21.017cm" svg:y2="15.713cm" draw:start-shape="id2" draw:start-glue-point="2" draw:end-shape="id9" draw:end-glue-point="0" svg:d="m17791 14514v434h3226v765">
          <text:p/>
        </draw:connector>
        <draw:connector draw:style-name="gr2" draw:text-style-name="P3" draw:layer="layout" draw:type="line" svg:x1="17.784cm" svg:y1="17.27cm" svg:x2="17.797cm" svg:y2="18.994cm" draw:start-shape="id8" draw:start-glue-point="2" draw:end-shape="id10" draw:end-glue-point="0" svg:d="m17784 17270 13 1724">
          <text:p/>
        </draw:connector>
        <draw:rect draw:style-name="gr1" draw:text-style-name="P2" draw:id="id16" draw:layer="layout" svg:width="2.841cm" svg:height="1.545cm" svg:x="19.797cm" svg:y="18.994cm">
          <text:p text:style-name="P1"><text:span text:style-name="T1">Objective-C</text:span></text:p>
        </draw:rect>
        <draw:rect draw:style-name="gr1" draw:text-style-name="P2" draw:id="id11" draw:layer="layout" svg:width="2.568cm" svg:height="1.545cm" svg:x="13.227cm" svg:y="15.72cm">
          <text:p text:style-name="P1"><text:span text:style-name="T1">JavaScript</text:span></text:p>
        </draw:rect>
        <draw:connector draw:style-name="gr2" draw:text-style-name="P3" draw:id="id12" draw:layer="layout" draw:line-skew="-0.172cm" svg:x1="17.791cm" svg:y1="14.514cm" svg:x2="14.511cm" svg:y2="15.72cm" draw:start-shape="id2" draw:start-glue-point="2" draw:end-shape="id11" draw:end-glue-point="0" svg:d="m17791 14514v431h-3280v775">
          <text:p/>
        </draw:connector>
        <draw:rect draw:style-name="gr1" draw:text-style-name="P2" draw:id="id13" draw:layer="layout" svg:width="2.568cm" svg:height="1.545cm" svg:x="13.233cm" svg:y="18.994cm">
          <text:p text:style-name="P1"><text:span text:style-name="T1">Python</text:span></text:p>
        </draw:rect>
        <draw:connector draw:style-name="gr2" draw:text-style-name="P3" draw:layer="layout" draw:line-skew="1.175cm 2.36cm 0.479cm" svg:x1="16.151cm" svg:y1="14.945cm" svg:x2="14.517cm" svg:y2="18.994cm" draw:start-shape="id12" draw:start-glue-point="0" draw:end-shape="id13" draw:end-glue-point="0" svg:d="m16151 14945v19h-5v2985h-1629v1045">
          <text:p/>
        </draw:connector>
        <draw:rect draw:style-name="gr1" draw:text-style-name="P2" draw:id="id14" draw:layer="layout" svg:width="2.568cm" svg:height="1.545cm" svg:x="10.096cm" svg:y="18.994cm">
          <text:p text:style-name="P1"><text:span text:style-name="T1">C++</text:span></text:p>
        </draw:rect>
        <draw:connector draw:style-name="gr2" draw:text-style-name="P3" draw:layer="layout" draw:line-skew="-1.556cm" svg:x1="17.792cm" svg:y1="14.515cm" svg:x2="11.38cm" svg:y2="18.994cm" draw:end-shape="id14" draw:end-glue-point="0" svg:d="m17792 14515v434h-6412v4045">
          <text:p/>
        </draw:connector>
        <draw:connector draw:style-name="gr2" draw:text-style-name="P3" draw:layer="layout" draw:line-skew="1.175cm -2.323cm 0.526cm" svg:x1="19.404cm" svg:y1="14.948cm" svg:x2="21.217cm" svg:y2="18.994cm" draw:start-shape="id15" draw:start-glue-point="0" draw:end-shape="id16" draw:end-glue-point="0" svg:d="m19404 14948v16h15v3028h1798v10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61cm" fo:margin-left="0.423cm" fo:margin-right="0.812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15$Build-9379</meta:generator>
    <meta:initial-creator>Wolfgang Korn</meta:initial-creator>
    <meta:creation-date>2006-06-28T19:16:42</meta:creation-date>
    <dc:date>2009-05-26T17:33:17</dc:date>
    <dc:language>de-DE</dc:language>
    <meta:editing-cycles>23</meta:editing-cycles>
    <meta:editing-duration>PT03H28M45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